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ctic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Monster</text:p>
          </table:table-cell>
          <table:table-cell table:style-name="ce1" office:value-type="string" calcext:value-type="string">
            <text:p>Xp</text:p>
          </table:table-cell>
          <table:table-cell table:style-name="ce4" office:value-type="string" calcext:value-type="string">
            <text:p>Type</text:p>
          </table:table-cell>
          <table:table-cell/>
        </table:table-row>
        <table:table-row table:style-name="ro2">
          <table:table-cell table:style-name="ce2" office:value-type="float" office:value="0.125" calcext:value-type="float">
            <text:p>0.125</text:p>
          </table:table-cell>
          <table:table-cell office:value-type="string" calcext:value-type="string">
            <text:p>Bandi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string" calcext:value-type="string">
            <text:p>Blood Haw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ast</text:p>
          </table:table-cell>
          <table:table-cell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string" calcext:value-type="string">
            <text:p>Kobo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noid (Kobold)</text:p>
          </table:table-cell>
          <table:table-cell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string" calcext:value-type="string">
            <text:p>Tribal Warr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Giant Ow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st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Gnoll Witherl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dead</text:p>
          </table:table-cell>
          <table:table-cell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string" calcext:value-type="string">
            <text:p>Winged Kobol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umanoid (kobold)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Young Griffon (smal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Gnoll Hunt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anoid (gnoll)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Ice Meph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lemental</text:p>
          </table:table-cell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Merfolk Sco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anoid (merfolk)</text:p>
          </table:table-cell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Or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anoid (orc)</text:p>
          </table:table-cell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Sco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wn Be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as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noll Flesh Gnaw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umanoid (gnoll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lf-Ogr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ng Griffon (Mediu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ndit Captai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rserk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Guard Drak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ion Og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rui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Guard Drak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ffo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ard Drak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re Skeleto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dea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o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umanoid (orc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ar Bea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ea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 Guard Drak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ber-Toothed Tig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ea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ite Guard Drak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ragon Hunter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ticor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eld Dwarf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umanoid (dwarf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mpiric Mis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ndea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Wolf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ti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arlock of the Archfe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venant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Unde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ol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Trol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oll (Variant)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wo-Headed Trol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Werebea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umanoid (shapeshifter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Remorhaz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mmoth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east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arlock of the Great Old One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ng White Dragon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heur Hag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Fe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st Sorrowsworn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d Threat Remhoraz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ost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arlock of the Fiend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ve-Armed Troll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st Giant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st Giant (variant)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 Troll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osuva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Fie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ominable Yeti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lin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umanoid (any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ost Salamand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lementa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nter Eladrin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Fe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crotic Centipede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morhaz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c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Monstrosit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neclaw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Unde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ost Giant Everlasting One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ult White Drag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re Trol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rm Giant Quintessen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cient White Drago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ghtwalker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Undea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der Tempes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lemental</text:p>
          </table:table-cell>
          <table:table-cell/>
        </table:table-row>
        <table:table-row table:style-name="ro1" table:number-rows-repeated="104849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7:24:57.685805182</meta:creation-date>
    <dc:date>2022-09-09T19:32:44.399832578</dc:date>
    <meta:editing-duration>PT33M4S</meta:editing-duration>
    <meta:editing-cycles>3</meta:editing-cycles>
    <meta:generator>LibreOffice/7.3.5.2$Linux_X86_64 LibreOffice_project/30$Build-2</meta:generator>
    <meta:document-statistic meta:table-count="1" meta:cell-count="304" meta:object-count="0"/>
  </office:meta>
</office:document-meta>
</file>